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gr26" style:family="graphic" style:parent-style-name="standard" style:list-style-name="L1">
      <style:graphic-properties draw:stroke="none" draw:fill="none" draw:fill-color="#ffffff" draw:textarea-vertical-align="middle" draw:auto-grow-height="true" fo:min-height="2.379cm"/>
    </style:style>
    <style:style style:name="gr27" style:family="graphic" style:parent-style-name="standard" style:list-style-name="L1">
      <style:graphic-properties draw:stroke="none" draw:fill="none" draw:fill-color="#ffffff" draw:textarea-vertical-align="middle" draw:auto-grow-height="true" fo:min-height="2.379cm"/>
    </style:style>
    <style:style style:name="gr28" style:family="graphic" style:parent-style-name="standard" style:list-style-name="L1">
      <style:graphic-properties draw:stroke="none" draw:fill="none" draw:fill-color="#ffffff" draw:textarea-vertical-align="middle" draw:auto-grow-height="true" fo:min-height="2.379cm"/>
    </style:style>
    <style:style style:name="gr29" style:family="graphic" style:parent-style-name="standard">
      <style:graphic-properties draw:stroke="none" svg:stroke-color="#000000" draw:fill="none" draw:fill-color="#ffffff" draw:auto-grow-height="true" draw:auto-grow-width="false" fo:max-height="0cm" fo:min-height="2.98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notes">
      <style:graphic-properties draw:fill-color="#ffffff" draw:auto-grow-height="true" fo:min-height="13.364cm"/>
    </style:style>
    <style:style style:name="pr6" style:family="presentation" style:parent-style-name="Default_20_1-title">
      <style:graphic-properties draw:auto-grow-height="true" fo:min-height="2.629cm"/>
    </style:style>
    <style:style style:name="pr7" style:family="presentation" style:parent-style-name="Default_20_1-outline1">
      <style:graphic-properties fo:min-height="8.884cm"/>
    </style:style>
    <style:style style:name="pr8" style:family="presentation" style:parent-style-name="Default_20_1-notes">
      <style:graphic-properties draw:fill-color="#ffffff" draw:auto-grow-height="true" fo:min-height="13.364cm"/>
    </style:style>
    <style:style style:name="pr9" style:family="presentation" style:parent-style-name="Default_20_1-notes">
      <style:graphic-properties draw:fill-color="#ffffff" draw:auto-grow-height="true" fo:min-height="14.631cm"/>
    </style:style>
    <style:style style:name="pr10" style:family="presentation" style:parent-style-name="Default_20_1-title">
      <style:graphic-properties draw:auto-grow-height="true" fo:min-height="2.795cm"/>
    </style:style>
    <style:style style:name="pr11" style:family="presentation" style:parent-style-name="Default_20_1_5f_-title">
      <style:graphic-properties draw:auto-grow-height="true" fo:min-height="2.795cm"/>
    </style:style>
    <style:style style:name="pr12" style:family="presentation" style:parent-style-name="Default_20_1_5f_-outline1">
      <style:graphic-properties fo:min-height="8.884cm"/>
    </style:style>
    <style:style style:name="pr13" style:family="presentation" style:parent-style-name="Default_20_1_5f_-notes">
      <style:graphic-properties draw:fill-color="#ffffff" draw:auto-grow-height="true" fo:min-height="14.954cm"/>
    </style:style>
    <style:style style:name="pr14" style:family="presentation" style:parent-style-name="Default_20_1-notes">
      <style:graphic-properties draw:fill-color="#ffffff" draw:auto-grow-height="true" fo:min-height="14.954cm"/>
    </style:style>
    <style:style style:name="pr15" style:family="presentation" style:parent-style-name="Default-title">
      <style:graphic-properties draw:auto-grow-height="true" fo:min-height="10.003cm"/>
    </style:style>
    <style:style style:name="pr16" style:family="presentation" style:parent-style-name="Default_20_3-title">
      <style:graphic-properties draw:auto-grow-height="true" fo:min-height="7.512cm"/>
    </style:style>
    <style:style style:name="pr17" style:family="presentation" style:parent-style-name="Default_20_3-subtitle">
      <style:graphic-properties draw:fill-color="#ffffff" draw:auto-grow-height="true" fo:min-height="3.96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fo:font-size="20pt"/>
    </style:style>
    <style:style style:name="P12" style:family="paragraph">
      <style:text-properties style:font-name="Source Sans Pro1" fo:font-size="26pt" fo:language="cs" fo:country="CZ" style:font-size-asian="26pt" style:font-size-complex="26pt"/>
    </style:style>
    <style:style style:name="P13" style:family="paragraph">
      <style:paragraph-properties fo:text-align="center"/>
    </style:style>
    <style:style style:name="P14"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P15" style:family="paragraph">
      <loext:graphic-properties draw:fill="none" draw:fill-color="#ffffff"/>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color="#999999"/>
    </style:style>
    <style:style style:name="T24" style:family="text">
      <style:text-properties fo:font-size="18pt" style:font-size-asian="18pt" style:font-size-complex="18pt"/>
    </style:style>
    <style:style style:name="T25" style:family="text">
      <style:text-properties fo:color="#808080" fo:font-size="26pt" fo:background-color="transparent" style:font-size-asian="26pt" style:font-size-complex="26pt"/>
    </style:style>
    <style:style style:name="T26" style:family="text">
      <style:text-properties fo:font-size="26pt" fo:font-weight="normal" style:font-size-asian="26pt" style:font-weight-asian="normal" style:font-size-complex="26pt" style:font-weight-complex="normal"/>
    </style:style>
    <style:style style:name="T27" style:family="text">
      <style:text-properties fo:font-size="22pt" fo:font-style="italic" style:font-size-asian="22pt" style:font-style-asian="italic" style:font-size-complex="22pt" style:font-style-complex="italic"/>
    </style:style>
    <style:style style:name="T28" style:family="text">
      <style:text-properties style:use-window-font-color="true"/>
    </style:style>
    <style:style style:name="T29" style:family="text">
      <style:text-properties fo:font-size="18pt" fo:font-style="italic" style:font-size-asian="18pt" style:font-style-asian="italic" style:font-size-complex="18pt" style:font-style-complex="italic"/>
    </style:style>
    <style:style style:name="T30" style:family="text">
      <style:text-properties fo:font-size="48pt" fo:font-weight="normal" style:font-size-asian="48pt" style:font-weight-asian="normal" style:font-size-complex="48pt" style:font-weight-complex="normal"/>
    </style:style>
    <style:style style:name="T31" style:family="text">
      <style:text-properties fo:font-style="normal" style:font-style-asian="normal" style:font-style-complex="normal"/>
    </style:style>
    <style:style style:name="T32" style:family="text">
      <style:text-properties fo:color="#ce181e" fo:font-weight="bold" style:font-weight-asian="bold" style:font-weight-complex="bold"/>
    </style:style>
    <style:style style:name="T33" style:family="text">
      <style:text-properties style:font-name="Source Sans Pro1" fo:font-size="36pt" fo:language="cs" fo:country="CZ" style:font-size-asian="36pt" style:font-size-complex="36pt"/>
    </style:style>
    <style:style style:name="T34" style:family="text">
      <style:text-properties style:font-name="Source Sans Pro1" fo:font-size="12pt" fo:language="cs" fo:country="CZ" style:font-size-asian="12pt" style:font-size-complex="12pt"/>
    </style:style>
    <style:style style:name="T35" style:family="text">
      <style:text-properties style:font-name="Source Sans Pro1" fo:font-size="16pt" fo:language="cs" fo:country="CZ" style:font-size-asian="16pt" style:font-size-complex="16pt"/>
    </style:style>
    <style:style style:name="T36" style:family="text">
      <style:text-properties fo:color="#111111" style:font-name="Source Sans Pro Semibold" fo:font-size="18pt" fo:language="cs" fo:country="CZ" style:font-size-asian="18pt" style:font-size-complex="18pt"/>
    </style:style>
    <style:style style:name="T37"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anim:par presentation:node-type="timing-root">
          <anim:par smil:begin="id1.begin">
            <anim:transitionFilter smil:dur="2s" smil:type="miscShapeWipe" smil:subtype="diamond"/>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xml:id="id2" draw:id="id2">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anim:par presentation:node-type="timing-root">
          <anim:par smil:begin="id2.begin">
            <anim:transitionFilter smil:dur="2s" smil:type="miscShapeWipe" smil:subtype="diamond"/>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Co to je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text:span><text:span text:style-name="T3">řízení přístupu sloužící ke zvýšení počítačové </text:span><text:span text:style-name="T3">bezpečnosti. </text:span></text:p>
                <text:p><text:span text:style-name="T3">AppArmor umožňuje definovat oprávnění k </text:span><text:span text:style-name="T3">provedení určité operace na úrovni jednotlivých </text:span><text:span text:style-name="T3">procesů v závislosti na umístění spustitelného </text:span><text:span text:style-name="T3">souboru tím, že na kritická místa jádra umisťuje </text:span><text:span text:style-name="T3">volání svých kontrolních rutin. Tím dochází ke </text:span><text:span text:style-name="T3">zvýšení režie systému, avšak je možné zabránit </text:span><text:span text:style-name="T3">programu, aby provedl potenciálně nebezpečnou </text:span><text:span text:style-name="T3">akci, která může vést k narušení bezpečnosti </text:span><text:span text:style-name="T3">(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Obecné informace</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text:span><text:span text:style-name="T6">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text:span><text:span text:style-name="T6">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3"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draw:page-thumbnail draw:style-name="gr1" draw:layer="layout" svg:width="19.798cm" svg:height="11.136cm" svg:x="0.6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text:span><text:span text:style-name="T8">riziko kompromitace systému, tlumí </text:span><text:span text:style-name="T9">dopady</text:span><text:span text:style-name="T8"> </text:span><text:span text:style-name="T8">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text:span><text:span text:style-name="T8">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de AppArmor najdeme?</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text:span><text:span text:style-name="T3">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7"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omponenty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to funguje?</text:span></text:p>
          </draw:text-box>
        </draw:frame>
        <draw:frame presentation:style-name="pr7"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8"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Určení módu - příklad</text:span></text:p>
          </draw:text-box>
        </draw:frame>
        <draw:frame presentation:style-name="pr7"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Instalace na open(SUSE)</text:span></text:p>
          </draw:text-box>
        </draw:frame>
        <draw:frame presentation:style-name="pr7"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7"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p/>
                <text:p><text:span text:style-name="T22">Verze apparmoru</text:span></text:p>
              </text:list-item>
              <text:list-item>
                <text:p>/sbin/apparmor_parser -V</text:p>
              </text:list-item>
            </text:list>
          </draw:text-box>
        </draw:frame>
        <draw:frame draw:style-name="gr1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AppArmor ovládat - nástroje</text:span></text:p>
          </draw:text-box>
        </draw:frame>
        <draw:frame presentation:style-name="pr7"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3">logprof</text:span>`</text:p>
              </text:list-item>
            </text:list>
          </draw:text-box>
        </draw:frame>
        <draw:frame draw:style-name="gr1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8" draw:text-style-name="P9" draw:layer="layout" svg:width="16.799cm" svg:height="13.364cm" svg:x="2.1cm" svg:y="14.107cm" presentation:class="notes" presentation:user-transformed="true">
            <draw:text-box>
              <text:p text:style-name="P11"/>
              <text:p text:style-name="P11"/>
            </draw:text-box>
          </draw:frame>
          <draw:frame presentation:style-name="pr8" draw:text-style-name="P9" draw:layer="layout" svg:width="16.799cm" svg:height="13.364cm" svg:x="2.09cm" svg:y="14.107cm">
            <draw:text-box>
              <text:p text:style-name="P11"><text:span text:style-name="T16">[//logprof]: # "updatovani profilu"</text:span></text:p>
            </draw:text-box>
          </draw:frame>
        </presentation:notes>
      </draw:page>
      <draw:page draw:name="page21"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AppArmor ovládat - konfiguráky</text:span></text:p>
          </draw:text-box>
        </draw:frame>
        <draw:frame presentation:style-name="pr7" draw:text-style-name="P6" draw:layer="layout" svg:width="25.199cm" svg:height="10.79cm" svg:x="1.4cm" svg:y="3.685cm" presentation:class="outline" presentation:user-transformed="true">
          <draw:text-box>
            <text:list text:style-name="L2">
              <text:list-item>
                <text:p>/etc/apparmor/</text:p>
                <text:p><text:span text:style-name="T24">`easyprof.conf</text:span></text:p>
                <text:p><text:span text:style-name="T24">logprof.conf</text:span></text:p>
                <text:p><text:span text:style-name="T24">notify.conf</text:span></text:p>
                <text:p><text:span text:style-name="T24">parser.conf</text:span></text:p>
                <text:p><text:span text:style-name="T24">reports.conf</text:span></text:p>
                <text:p><text:span text:style-name="T24">reports.crontab</text:span></text:p>
                <text:p><text:span text:style-name="T24">subdomain.conf`</text:span></text:p>
                <text:p/>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8" draw:text-style-name="P9" draw:layer="layout" svg:width="16.799cm" svg:height="13.364cm" svg:x="2.1cm" svg:y="14.107cm" presentation:class="notes" presentation:user-transformed="true">
            <draw:text-box>
              <text:p/>
              <text:p/>
            </draw:text-box>
          </draw:frame>
          <draw:frame presentation:style-name="pr8" draw:text-style-name="P9" draw:layer="layout" svg:width="16.799cm" svg:height="13.364cm" svg:x="2.09cm" svg:y="14.107cm">
            <draw:text-box>
              <text:p><text:span text:style-name="T16">V konfigurakach jsou definovane cesty napr. </text:span></text:p>
              <text:p><text:span text:style-name="T16">- k sablonam easyprof nebo adresar politik</text:span></text:p>
              <text:p><text:span text:style-name="T16">- parser tam ma napr. Pouziti cache</text:span></text:p>
              <text:p><text:span text:style-name="T16"/></text:p>
              <text:p><text:span text:style-name="T16"><text:s text:c="2"/></text:span></text:p>
            </draw:text-box>
          </draw:frame>
        </presentation:notes>
      </draw:page>
      <draw:page draw:name="page2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Logovaní</text:span></text:p>
          </draw:text-box>
        </draw:frame>
        <draw:frame presentation:style-name="pr7"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3"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4" draw:style-name="dp3"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draw:page-thumbnail draw:style-name="gr1" draw:layer="layout" svg:width="19.798cm" svg:height="11.136cm" svg:x="0.6cm" svg:y="2.257cm" draw:page-number="24" presentation:class="page"/>
          <draw:frame presentation:style-name="pr5" draw:text-style-name="P9" draw:layer="layout" svg:width="16.799cm" svg:height="13.364cm" svg:x="2.1cm" svg:y="14.107cm" presentation:class="notes" presentation:placeholder="true">
            <draw:text-box/>
          </draw:frame>
        </presentation:notes>
      </draw:page>
      <draw:page draw:name="page25"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7" draw:text-style-name="P12" draw:layer="layout" svg:width="25.199cm" svg:height="10.79cm" svg:x="1.4cm" svg:y="3.685cm" presentation:class="outline" presentation:user-transformed="true">
          <draw:text-box>
            <text:list text:style-name="L2">
              <text:list-item>
                <text:p><text:span text:style-name="T19">jedná se o profily, které definují „</text:span><text:span text:style-name="T25">chování</text:span><text:span text:style-name="T19">“</text:span></text:p>
              </text:list-item>
              <text:list-item>
                <text:p><text:span text:style-name="T19">umístění ve složce `/etc/apparmor.d/</text:span><text:span text:style-name="T20">abstractions</text:span><text:span text:style-name="T19">`</text:span></text:p>
              </text:list-item>
              <text:list-item>
                <text:p><text:span text:style-name="T19">možné použít ke „</text:span><text:span text:style-name="T20">seskupení</text:span><text:span text:style-name="T19">“ profilů např.:</text:span></text:p>
                <text:p><text:span text:style-name="T19">imaginarní profil `abstractions/profilx</text:span><text:span text:style-name="T26">`</text:span></text:p>
                <text:p><text:span text:style-name="T27"><text:s text:c="2"/></text:span><text:span text:style-name="T27">#include &lt;abstractions/base&gt;</text:span></text:p>
                <text:p><text:span text:style-name="T27"><text:s text:c="2"/></text:span><text:span text:style-name="T27">#include &lt;abstractions/consoles&gt;</text:span></text:p>
                <text:p><text:span text:style-name="T27"><text:s text:c="2"/></text:span><text:span text:style-name="T27">#include &lt;abstractions/nameservice&gt;</text:span></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chovani]: <text:s/></text:span></text:p>
              <text:p><text:span text:style-name="T16">„</text:span><text:span text:style-name="T16">co dana aplikace(skupina aplikaci) potrebuje – napr. neuvadeji se zde vetsinou prime cesty, ale např.:</text:span></text:p>
              <text:p><text:span text:style-name="T16">- zastupné zobrazeni ${HOME}</text:span></text:p>
              <text:p><text:span text:style-name="T16">- potrebuji pristup k vytvoreni socketu</text:span></text:p>
              <text:p><text:span text:style-name="T16"/></text:p>
              <text:p><text:span text:style-name="T16">[abstractions]:</text:span></text:p>
              <text:p><text:span text:style-name="T16">- není mandatorni umisteni</text:span></text:p>
              <text:p><text:span text:style-name="T16">- pristupuje se relativne k rootu profilu(vyse zminena cesta je koren)</text:span></text:p>
              <text:p><text:span text:style-name="T16"/></text:p>
              <text:p><text:span text:style-name="T16">[seskupeni]:</text:span></text:p>
              <text:p><text:span text:style-name="T16">Timto definujeme, aby profilx uz obsahoval </text:span></text:p>
              <text:p><text:span text:style-name="T16">- pristup k siti</text:span></text:p>
              <text:p><text:span text:style-name="T16">- ke konzolim</text:span></text:p>
              <text:p><text:span text:style-name="T16">- a prekladu jmen</text:span></text:p>
              <text:p><text:span text:style-name="T16"/></text:p>
              <text:p><text:span text:style-name="T16">Takze místo vkladani 3 #include od ted muzeme pouzit jen #include &lt;abstrations/profilx&gt;</text:span></text:p>
            </draw:text-box>
          </draw:frame>
        </presentation:notes>
      </draw:page>
      <draw:page draw:name="page2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7" draw:text-style-name="P12"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8">lokální</text:span> profil</text:p>
                <text:list>
                  <text:list-item>
                    <text:p>umožňuje definovat rozdílná práva(sub-profily)</text:p>
                  </text:list-item>
                  <text:list-item>
                    <text:p>vhodné např. pro <text:span text:style-name="T23">forknutí</text:span> potomka</text:p>
                    <text:p><text:span text:style-name="T29"><text:s text:c="2"/></text:span><text:span text:style-name="T29">/parent/profile {</text:span></text:p>
                    <text:p><text:span text:style-name="T29"><text:s text:c="5"/></text:span><text:span text:style-name="T29">..</text:span></text:p>
                    <text:p><text:span text:style-name="T29"><text:s text:c="5"/></text:span><text:span text:style-name="T29">profile local/profile {</text:span></text:p>
                  </text:list-item>
                  <text:list-item>
                    <text:p>slouží pro uvěznění procesů, které mohou mít rozdílné <text:span text:style-name="T23">parametry</text:span></text:p>
                  </text:list-item>
                </text:list>
              </text:list-item>
              <text:list-item>
                <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4.631cm" svg:x="2.09cm" svg:y="14.107cm">
            <draw:text-box>
              <text:p><text:span text:style-name="T16">[forknuti]:</text:span></text:p>
              <text:p><text:span text:style-name="T16">Nebo jineho procesu</text:span></text:p>
              <text:p><text:span text:style-name="T16"/></text:p>
              <text:p><text:span text:style-name="T16">priklad</text:span></text:p>
              <text:p><text:span text:style-name="T16">- Aplikace A ma svůj apparmor profil /bin/aplikacea</text:span></text:p>
              <text:p><text:span text:style-name="T16">- aplikuje se na ni profil </text:span></text:p>
              <text:p><text:span text:style-name="T16">- v profilu dale obsahuje </text:span></text:p>
              <text:p><text:span text:style-name="T16">- lokalni profil je <text:s/>standardne definovan v tomtez profilu</text:span></text:p>
              <text:p><text:span text:style-name="T16"/></text:p>
              <text:p><text:span text:style-name="T16">[parametry]:</text:span></text:p>
              <text:p><text:span text:style-name="T16">jako priklad si muzeme vzit libvirt</text:span></text:p>
              <text:p><text:span text:style-name="T16">- spravuje virtualky pres qemu nebo kontejner pres lxc s jinymi capabilities</text:span></text:p>
              <text:p><text:span text:style-name="T16">- uloziste dat muze byt rozdilne</text:span></text:p>
              <text:p><text:span text:style-name="T16">Takze nez to mit povolene pro vsechny, tak se definuji specificke pozadavky zvlast</text:span></text:p>
              <text:p><text:span text:style-name="T16"/></text:p>
              <text:p><text:span text:style-name="T16"/></text:p>
              <text:p><text:span text:style-name="T16"/></text:p>
              <text:p><text:span text:style-name="T16"><text:s text:c="2"/></text:span></text:p>
              <text:p><text:span text:style-name="T16"/></text:p>
            </draw:text-box>
          </draw:frame>
        </presentation:notes>
      </draw:page>
      <draw:page draw:name="page2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7" draw:text-style-name="P12" draw:layer="layout" svg:width="25.199cm" svg:height="10.79cm" svg:x="1.4cm" svg:y="3.685cm" presentation:class="outline" presentation:user-transformed="true">
          <draw:text-box>
            <text:list text:style-name="L2">
              <text:list-item>
                <text:p><text:span text:style-name="T23">spolupráce</text:span> aplikace</text:p>
              </text:list-item>
              <text:list-item>
                <text:p>vytvoření/modifikace či odstranění dle potřeby</text:p>
              </text:list-item>
              <text:list-item>
                <text:p>povolí se nezbytně potřebné přístupy(šité na míru)</text:p>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Ano je to mozne, ale je potreba spoluprace aplikace</text:span></text:p>
              <text:p><text:span text:style-name="T16"/></text:p>
              <text:p><text:span text:style-name="T16">[spoluprace]:</text:span></text:p>
              <text:p><text:span text:style-name="T16">Demonstrace na libvirtu(vm/containery)</text:span></text:p>
              <text:p><text:span text:style-name="T16">- apparmor poskytuje definovany zaklad pro poustene vms/containery</text:span></text:p>
              <text:p><text:span text:style-name="T16">- apparmor profily sam negeneruje, v pripade lilbvirtu je to virt-aa-helper, který dle potreby vytvori profil ze sablony „TEMPLATE-{qemu,lxc}</text:span></text:p>
              <text:p><text:span text:style-name="T16">- libvirt dal operuje pod svým libvirt profilem, ale forknuty vm uz pod svým „s UUID“</text:span></text:p>
              <text:p><text:span text:style-name="T16">- po vypnuti vm dojde k odnacteni <text:s/>profilu z kernelu</text:span></text:p>
              <text:p><text:span text:style-name="T16"/></text:p>
              <text:p><text:span text:style-name="T16"/></text:p>
              <text:p><text:span text:style-name="T16"><text:s text:c="2"/></text:span></text:p>
              <text:p><text:span text:style-name="T16"/></text:p>
            </draw:text-box>
          </draw:frame>
        </presentation:notes>
      </draw:page>
      <draw:page draw:name="page2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5" draw:text-style-name="P9" draw:layer="layout" svg:width="16.799cm" svg:height="13.364cm" svg:x="2.1cm" svg:y="14.107cm" presentation:class="notes" presentation:placeholder="true">
            <draw:text-box/>
          </draw:frame>
        </presentation:notes>
      </draw:page>
      <draw:page draw:name="page29"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AA a kontejnery</text:p>
          </draw:text-box>
        </draw:frame>
        <draw:frame presentation:style-name="pr7"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item>
                <text:p>podobný princip jako u VM</text:p>
                <text:list>
                  <text:list-item>
                    <text:p>kontejnerizační démon má vlastní nesdílený profil</text:p>
                  </text:list-item>
                  <text:list-item>
                    <text:p>dále existuje <text:span text:style-name="T23">základní</text:span> profil pro kontejnery</text:p>
                  </text:list-item>
                  <text:list-item>
                    <text:p>musí být <text:span text:style-name="T23">načten</text:span> v jádrě</text:p>
                  </text:list-item>
                </text:list>
              </text:list-item>
              <text:list-item>
                <text:p>podpora tzn. `<text:span text:style-name="T23">profile namespace</text:span>`</text:p>
                <text:list>
                  <text:list-header>
                    <text:p/>
                  </text:list-header>
                </text:list>
              </text:list-item>
            </text:list>
          </draw:text-box>
        </draw:frame>
        <draw:frame draw:style-name="gr19" draw:text-style-name="P7" draw:layer="layout" svg:width="25.199cm" svg:height="2.629cm" svg:x="1.401cm" svg:y="0.629cm">
          <draw:text-box>
            <text:p/>
          </draw:text-box>
        </draw:frame>
        <presentation:notes draw:style-name="dp2">
          <office:forms form:automatic-focus="false" form:apply-design-mode="false"/>
          <draw:frame presentation:style-name="pr8" draw:text-style-name="P9" draw:layer="layout" svg:width="16.799cm" svg:height="13.364cm" svg:x="2.1cm" svg:y="14.107cm" presentation:class="notes" presentation:user-transformed="true">
            <draw:text-box>
              <text:p><text:span text:style-name="T16">[zakladni]:</text:span></text:p>
              <text:p><text:span text:style-name="T16">V případě dockeru se jedná o „docker-default“</text:span></text:p>
              <text:p><text:span text:style-name="T16">- základní profil je použit ke generování personalizovaných profilů pro běžící kontejnery </text:span></text:p>
              <text:p><text:span text:style-name="T16"/></text:p>
              <text:p><text:span text:style-name="T16">- je možné instruovat kontejneriyacni nastroj k pouziti profilu jineho (predava se zpravidla parametrem ci v konfiguracnim souboru</text:span></text:p>
              <text:p><text:span text:style-name="T16"/></text:p>
              <text:p><text:span text:style-name="T16">[načten]:</text:span></text:p>
              <text:p><text:span text:style-name="T16">- ke generování profil umůže docházet v /etc/apparmor.d/docker nebo v tmpfs </text:span></text:p>
              <text:p><text:span text:style-name="T16"/></text:p>
              <text:p><text:span text:style-name="T16">[profile namespace]:</text:span></text:p>
              <text:p><text:span text:style-name="T16">Nekteri uz jiste tusi…. Jedna se o schopnost profilu bezet v jinem namespacu (zname zejména z kontejneru ci vhosty)</text:span></text:p>
            </draw:text-box>
          </draw:frame>
          <draw:page-thumbnail draw:style-name="gr1" draw:layer="layout" svg:width="19.798cm" svg:height="11.136cm" svg:x="0.6cm" svg:y="2.257cm" draw:page-number="29" presentation:class="page"/>
        </presentation:notes>
      </draw:page>
      <draw:page draw:name="page30" draw:style-name="dp3" draw:master-page-name="Default_20_2" presentation:presentation-page-layout-name="AL2T1">
        <office:forms form:automatic-focus="false" form:apply-design-mode="false"/>
        <draw:frame presentation:style-name="pr4" draw:text-style-name="P3" draw:layer="layout" svg:width="20.375cm" svg:height="5.908cm" svg:x="1.4cm" svg:y="3.016cm" presentation:class="title" presentation:user-transformed="true">
          <draw:text-box>
            <text:p>Co AppArmor nedělá?<text:line-break/> :)</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5" draw:text-style-name="P9" draw:layer="layout" svg:width="16.799cm" svg:height="13.364cm" svg:x="2.1cm" svg:y="14.107cm" presentation:class="notes" presentation:placeholder="true">
            <draw:text-box/>
          </draw:frame>
        </presentation:notes>
      </draw:page>
      <draw:page draw:name="page31"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text:p>
          </draw:text-box>
        </draw:frame>
        <draw:frame presentation:style-name="pr7"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2">nejedná se o 100% ochranu proti všem </text:span><text:span text:style-name="T22">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8" draw:text-style-name="P9" draw:layer="layout" svg:width="16.799cm" svg:height="13.364cm" svg:x="2.1cm" svg:y="14.107cm" presentation:class="notes">
            <draw:text-box>
              <text:p><text:span text:style-name="T16">[conedela1]:</text:span></text:p>
              <text:p><text:span text:style-name="T16"><text:s/></text:span><text:span text:style-name="T16">"není všespásný, obsahuje bugy"</text:span></text:p>
              <text:p><text:span text:style-name="T16"/></text:p>
              <text:p><text:span text:style-name="T16"/></text:p>
            </draw:text-box>
          </draw:frame>
        </presentation:notes>
      </draw:page>
      <draw:page draw:name="page32"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Jaké jsou nevýhody? </text:p>
          </draw:text-box>
        </draw:frame>
        <draw:frame presentation:style-name="pr7" draw:text-style-name="P6" draw:layer="layout" svg:width="25.199cm" svg:height="10.79cm" svg:x="1.4cm" svg:y="3.685cm" presentation:class="outline" presentation:user-transformed="true">
          <draw:text-box>
            <text:list text:style-name="L2">
              <text:list-item>
                <text:p>neaplikuje se na „už běžící“ procesy</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8" draw:text-style-name="P9" draw:layer="layout" svg:width="16.799cm" svg:height="13.364cm" svg:x="2.1cm" svg:y="14.107cm" presentation:class="notes" presentation:user-transformed="true">
            <draw:text-box>
              <text:p text:style-name="P11"><text:span text:style-name="T16">[nevyhody]:</text:span></text:p>
              <text:p text:style-name="P11"><text:span text:style-name="T16">- mozna v nekterých distribucích je, alt. yast</text:span></text:p>
              <text:p text:style-name="P11"><text:span text:style-name="T16"/></text:p>
            </draw:text-box>
          </draw:frame>
        </presentation:notes>
      </draw:page>
      <draw:page draw:name="page3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5" draw:text-style-name="P9" draw:layer="layout" svg:width="16.799cm" svg:height="13.364cm" svg:x="2.1cm" svg:y="14.107cm" presentation:class="notes" presentation:placeholder="true">
            <draw:text-box/>
          </draw:frame>
        </presentation:notes>
      </draw:page>
      <draw:page draw:name="page34" draw:style-name="dp3" draw:master-page-name="Default_20_1_5f_"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Bonus: soubor(profil) AppArmor politiky</text:p>
          </draw:text-box>
        </draw:frame>
        <draw:frame presentation:style-name="pr12"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13"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3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7"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2"><text:s text:c="2"/></text:span><text:span text:style-name="T22">#include &lt;abstractions/base&gt;</text:span></text:p>
                <text:p><text:span text:style-name="T22"><text:s text:c="2"/></text:span><text:span text:style-name="T22">#include &lt;abstractions/consoles&gt;</text:span></text:p>
                <text:p><text:span text:style-name="T22"><text:s text:c="2"/></text:span><text:span text:style-name="T22">#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presentation:notes>
      </draw:page>
      <draw:page draw:name="page3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5" draw:text-style-name="P9"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práce s politikami(ukázka)</text:p>
          </draw:text-box>
        </draw:frame>
        <draw:frame presentation:style-name="pr7"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8" draw:text-style-name="P9" draw:layer="layout" svg:width="16.799cm" svg:height="13.364cm" svg:x="2.1cm" svg:y="14.107cm" presentation:class="notes" presentation:placeholder="true">
            <draw:text-box/>
          </draw:frame>
        </presentation:notes>
      </draw:page>
      <draw:page draw:name="page3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5" draw:text-style-name="P9" draw:layer="layout" svg:width="16.799cm" svg:height="13.364cm" svg:x="2.1cm" svg:y="14.107cm" presentation:class="notes" presentation:placeholder="true">
            <draw:text-box/>
          </draw:frame>
        </presentation:notes>
      </draw:page>
      <draw:page draw:name="page39"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snadné vytvoření profilu</text:p>
          </draw:text-box>
        </draw:frame>
        <draw:frame presentation:style-name="pr7"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5" draw:text-style-name="P7" draw:layer="layout" svg:width="25.199cm" svg:height="2.629cm" svg:x="1.401cm" svg:y="0.629cm">
          <draw:text-box>
            <text:p/>
          </draw:text-box>
        </draw:frame>
        <draw:frame presentation:style-name="pr7"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8"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40"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30"><text:s text:c="3"/></text:span><text:span text:style-name="T30"><text:line-break/></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o_ |o, _o/</text:span> </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5" draw:text-style-name="P9" draw:layer="layout" svg:width="16.799cm" svg:height="13.364cm" svg:x="2.1cm" svg:y="14.107cm" presentation:class="notes" presentation:placeholder="true">
            <draw:text-box/>
          </draw:frame>
        </presentation:notes>
      </draw:page>
      <draw:page draw:name="page41"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Otázka pro bystré posluchače</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3">mám bashový skript(#!/bin/bash) </text:span></text:p>
              </text:list-item>
              <text:list-item>
                <text:p>skript má `enforced` AppArmor profil</text:p>
              </text:list-item>
              <text:list-item>
                <text:p>Profil zakazuje použití <text:span text:style-name="T31">/bin/</text:span>bash</text:p>
              </text:list-item>
              <text:list-item>
                <text:p>při puštění `./bashovy_skript.sh` je přístup k bashi <text:span text:style-name="T32">správně zakázán</text:span></text:p>
              </text:list-item>
              <text:list-item>
                <text:p>Ale při `<text:span text:style-name="T31">bash bashovy_skript.sh` se vykoná jako by </text:span><text:span text:style-name="T31">se nechumelilo :‘(</text:span></text:p>
              </text:list-item>
            </text:list>
          </draw:text-box>
        </draw:frame>
        <draw:frame draw:style-name="gr2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8"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 (teoreticky lze upravou profilu pro bash zakazat volani ze scriptu)</text:span></text:p>
            </draw:text-box>
          </draw:frame>
        </presentation:notes>
      </draw:page>
      <draw:page draw:name="page4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5" draw:text-style-name="P9"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ukázka lokálních změ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8">soubor profilu je distribuční z balíčku, chceme </text:span><text:span text:style-name="T28">drobnou úpravu či něco vyzkoušet</text:span></text:p>
              </text:list-item>
              <text:list-item>
                <text:p><text:span text:style-name="T28">obětní beránek `/usr/bin/ping` </text:span></text:p>
              </text:list-item>
              <text:list-item>
                <text:p>skript má AppArmor profil</text:p>
              </text:list-item>
              <text:list-item>
                <text:p>soubor změn je v `local/bin.ping`</text:p>
                <text:p><text:span text:style-name="T31"/></text:p>
              </text:list-item>
            </text:list>
          </draw:text-box>
        </draw:frame>
        <draw:frame draw:style-name="gr2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8" draw:text-style-name="P9" draw:layer="layout" svg:width="16.799cm" svg:height="13.364cm" svg:x="2.1cm" svg:y="14.107cm" presentation:class="notes">
            <draw:text-box>
              <text:p><text:span text:style-name="T16">[distribucni]:</text:span></text:p>
              <text:p><text:span text:style-name="T16">Není dobře se vrtat v souborech, které muze distribuce aktualizovat</text:span></text:p>
            </draw:text-box>
          </draw:frame>
        </presentation:notes>
      </draw:page>
      <draw:page draw:name="page44"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text:line-break/>apparmor_parser</text:p>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5" draw:text-style-name="P9" draw:layer="layout" svg:width="16.799cm" svg:height="13.364cm" svg:x="2.1cm" svg:y="14.107cm" presentation:class="notes" presentation:placeholder="true">
            <draw:text-box/>
          </draw:frame>
        </presentation:notes>
      </draw:page>
      <draw:page draw:name="page4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práce s apparmor_parser</text:p>
          </draw:text-box>
        </draw:frame>
        <draw:frame presentation:style-name="pr7" draw:text-style-name="P6" draw:layer="layout" svg:width="25.199cm" svg:height="10.79cm" svg:x="1.4cm" svg:y="3.685cm" presentation:class="outline" presentation:user-transformed="true">
          <draw:text-box>
            <text:list text:style-name="L2">
              <text:list-item>
                <text:p>některé příkazy nepotřebují oprávnění</text:p>
                <text:list>
                  <text:list-item>
                    <text:p>výpis sad politik z daného adresáře či profilu `-N`</text:p>
                    <text:p><text:span text:style-name="T18">apparmor_parser -N /path/to/your_profile</text:span></text:p>
                  </text:list-item>
                </text:list>
              </text:list-item>
              <text:list-item>
                <text:p>zbytek privilegovaných <text:span text:style-name="T23">zvýšená</text:span> oprávnění chce</text:p>
                <text:list>
                  <text:list-item>
                    <text:p>manipulace s profily `-a` `-r` `-R`</text:p>
                    <text:p><text:span text:style-name="T18">apparmor_parser -r /path/to/your_profile</text:span></text:p>
                    <text:p><text:span text:style-name="T18">apparmor_parser -R /path/to/your_profile</text:span></text:p>
                  </text:list-item>
                </text:list>
              </text:list-item>
            </text:list>
          </draw:text-box>
        </draw:frame>
        <draw:frame draw:style-name="gr2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14" draw:text-style-name="P9" draw:layer="layout" svg:width="16.799cm" svg:height="14.954cm" svg:x="2.1cm" svg:y="14.107cm" presentation:class="notes" presentation:user-transformed="true">
            <draw:text-box>
              <text:p><text:span text:style-name="T16">[zvysena]:</text:span></text:p>
              <text:p><text:span text:style-name="T16">V tomto pripade se bavime o pravech roota(ci sudo)</text:span></text:p>
              <text:p><text:span text:style-name="T16"/></text:p>
              <text:p><text:span text:style-name="T16">jedna se operace, které aktivne zasahuji do jadra</text:span></text:p>
              <text:p><text:span text:style-name="T16">- (vkladani/mazani ci aktualizace profilu)</text:span></text:p>
              <text:p><text:span text:style-name="T16">- vymazani cache profilu</text:span></text:p>
              <text:p><text:span text:style-name="T16"/></text:p>
              <text:p><text:span text:style-name="T16"/></text:p>
              <text:p><text:span text:style-name="T16">Ukazat na konsoli</text:span></text:p>
              <text:p><text:span text:style-name="T16"/></text:p>
              <text:p><text:span text:style-name="T16"/></text:p>
              <text:p><text:span text:style-name="T16"/></text:p>
              <text:p><text:span text:style-name="T16"><text:s/></text:span><text:span text:style-name="T16">&gt;&gt;&gt; moznost rozsireni prednasky o cache &lt;&lt;&lt;</text:span></text:p>
            </draw:text-box>
          </draw:frame>
        </presentation:notes>
      </draw:page>
      <draw:page draw:name="page46" draw:style-name="dp3"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5" draw:text-style-name="P3" draw:layer="layout" svg:width="19.211cm" svg:height="10.003cm" svg:x="1.4cm" svg:y="3.168cm" presentation:class="title" presentation:user-transformed="true">
          <draw:text-box>
            <text:p><text:span text:style-name="T4"><text:line-break/></text:span><text:span text:style-name="T33">Otázky?</text:span><text:span text:style-name="T4"><text:line-break/></text:span><text:span text:style-name="T4"><text:line-break/></text:span><text:span text:style-name="T4">Zdroje:</text:span><text:span text:style-name="T4"><text:line-break/></text:span><text:span text:style-name="T34">https://www.suse.com/documentation/sles-12/book_security/data/part_apparmor.html</text:span><text:span text:style-name="T4"><text:line-break/></text:span><text:span text:style-name="T35">http://wiki.ubuntu.cz/bezpe%C4%8Dnost/apparmor?redirect=1</text:span><text:span text:style-name="T4"> </text:span><text:span text:style-name="T4"><text:line-break/></text:span><text:span text:style-name="T35">https://cs.wikipedia.org/wiki/AppArmor</text:span><text:span text:style-name="T35"><text:line-break/></text:span><text:span text:style-name="T35">https://en.wikipedia.org/wiki/AppArmor</text:span><text:span text:style-name="T35"><text:line-break/></text:span><text:span text:style-name="T35">http://wiki.apparmor.net/index.php/Main_Page</text:span><text:span text:style-name="T35"><text:line-break/></text:span><text:span text:style-name="T35">https://en.opensuse.org/SDB:AppArmor</text:span><text:span text:style-name="T35"><text:line-break/></text:span><text:span text:style-name="T35"/></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3" draw:master-page-name="Default_20_3" presentation:presentation-page-layout-name="AL2T1">
        <office:forms form:automatic-focus="false" form:apply-design-mode="false"/>
        <draw:frame presentation:style-name="pr16"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7" draw:text-style-name="P14" draw:layer="layout" svg:width="7.216cm" svg:height="3.964cm" svg:x="20.087cm" svg:y="5.042cm">
          <draw:text-box>
            <text:p text:style-name="P13"><text:span text:style-name="T36">Zdeněk Kubala</text:span></text:p>
            <text:p text:style-name="P13"><text:span text:style-name="T37">Senior QA Engineer</text:span></text:p>
            <text:p text:style-name="P13"><text:span text:style-name="T37"><text:a xlink:href="mailto:zkubala@suse.com" xlink:type="simple">zkubala@suse.com</text:a></text:span></text:p>
            <text:p text:style-name="P13"><text:span text:style-name="T37"><text:s/></text:span><text:span text:style-name="T37">@n1djz88</text:span></text:p>
          </draw:text-box>
        </draw:frame>
        <draw:frame draw:style-name="gr29" draw:text-style-name="P15" draw:layer="layout" svg:width="10.799cm" svg:height="3.236cm" svg:x="0.75cm" svg:y="10.476cm">
          <draw:text-box>
            <text:p>GITHUB: djz88/docs/tree/master/apparmor</text:p>
            <text:p/>
            <text:p/>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18" draw:text-style-name="P4" draw:layer="layout" svg:width="16.799cm" svg:height="13.364cm" svg:x="2.1cm" svg:y="14.107cm" presentation:class="notes" presentation:placeholder="true">
            <draw:text-box/>
          </draw:frame>
        </presentation:notes>
      </draw:page>
      <draw:page draw:name="page48" draw:style-name="dp3"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48"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5T10:23:24.720818442</dc:date>
    <meta:editing-duration>P5DT23H55M43S</meta:editing-duration>
    <meta:editing-cycles>150</meta:editing-cycles>
    <meta:generator>LibreOffice/5.4.2.2.0$Linux_X86_64 LibreOffice_project/40m0$Build-2</meta:generator>
    <meta:document-statistic meta:object-count="308"/>
  </office:meta>
</office:document-meta>
</file>